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6]*[$globals.$C$22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6]*[$globals.$C$22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6]*[$globals.$C$22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6]*[$globals.$C$22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6]*[$globals.$C$22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6]*[$globals.$C$22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6]*[$globals.$C$22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6]*[$globals.$C$22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6]*[$globals.$C$22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6]*[$globals.$C$22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6]*[$globals.$C$22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6]*[$globals.$C$22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6]*[$globals.$C$22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6]*[$globals.$C$22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6]*[$globals.$C$22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6]*[$globals.$C$22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6]*[$globals.$C$22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6]*[$globals.$C$22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6]*[$globals.$C$22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6]*[$globals.$C$22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6]*[$globals.$C$22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6]*[$globals.$C$22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6]*[$globals.$C$22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6]*[$globals.$C$22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6]*[$globals.$C$22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6]*[$globals.$C$22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6]*[$globals.$C$22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6]*[$globals.$C$22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6]*[$globals.$C$22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6]*[$globals.$C$22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6]*[$globals.$C$22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6]*[$globals.$C$22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6]*[$globals.$C$22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6]*[$globals.$C$22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6]*[$globals.$C$22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9">04/19/2007</text:date>, <text:time>16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date>2007-04-19T16:42:50</dc:date>
    <dc:language>en-US</dc:language>
    <meta:editing-cycles>69</meta:editing-cycles>
    <meta:editing-duration>P1DT6H2M27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